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4pt" style:font-size-asian="14pt" style:font-size-complex="14pt" fo:hyphenate="true"/>
    </style:style>
    <style:style style:name="P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7" style:parent-style-name="Normal" style:family="paragraph">
      <style:paragraph-properties style:text-autospace="none" fo:margin-bottom="0in" fo:line-height="100%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8" style:parent-style-name="Normal" style:family="paragraph">
      <style:paragraph-properties style:text-autospace="none" fo:margin-bottom="0in" fo:line-height="100%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7" style:parent-style-name="Normal" style:family="paragraph">
      <style:paragraph-properties style:text-autospace="none" fo:margin-bottom="0in" fo:line-height="100%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" style:parent-style-name="Normal" style:family="paragraph">
      <style:paragraph-properties style:text-autospace="none" fo:margin-bottom="0in" fo:line-height="100%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6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61" style:parent-style-name="Normal" style:family="paragraph">
      <style:paragraph-properties style:text-autospace="none" fo:margin-bottom="0in" fo:line-height="100%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5" style:parent-style-name="Normal" style:family="paragraph">
      <style:paragraph-properties style:text-autospace="none" fo:margin-bottom="0in" fo:line-height="100%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70" style:parent-style-name="Normal" style:family="paragraph">
      <style:paragraph-properties style:text-autospace="none" fo:margin-bottom="0in" fo:line-height="100%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1" style:parent-style-name="Normal" style:family="paragraph">
      <style:paragraph-properties style:text-autospace="none" fo:margin-bottom="0in" fo:line-height="100%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0" style:parent-style-name="Normal" style:family="paragraph">
      <style:paragraph-properties style:text-autospace="none" fo:margin-bottom="0in" fo:line-height="100%"/>
    </style:style>
    <style:style style:name="T1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4" style:parent-style-name="Normal" style:family="paragraph">
      <style:paragraph-properties style:text-autospace="none" fo:margin-bottom="0in" fo:line-height="100%"/>
    </style:style>
    <style:style style:name="T1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1" style:parent-style-name="Normal" style:family="paragraph">
      <style:paragraph-properties style:text-autospace="none" fo:margin-bottom="0in" fo:line-height="100%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5" style:parent-style-name="Normal" style:family="paragraph">
      <style:paragraph-properties style:text-autospace="none" fo:margin-bottom="0in" fo:line-height="100%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9" style:parent-style-name="Normal" style:family="paragraph">
      <style:paragraph-properties style:text-autospace="none" fo:margin-bottom="0in" fo:line-height="100%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2" style:parent-style-name="Normal" style:family="paragraph">
      <style:paragraph-properties style:text-autospace="none" fo:margin-bottom="0in" fo:line-height="100%"/>
    </style:style>
    <style:style style:name="T1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0" style:parent-style-name="Normal" style:family="paragraph">
      <style:paragraph-properties style:text-autospace="none" fo:margin-bottom="0in" fo:line-height="100%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5" style:parent-style-name="Normal" style:family="paragraph">
      <style:paragraph-properties style:text-autospace="none" fo:margin-bottom="0in" fo:line-height="100%"/>
    </style:style>
    <style:style style:name="T1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3" style:parent-style-name="Normal" style:family="paragraph">
      <style:paragraph-properties style:text-autospace="none" fo:margin-bottom="0in" fo:line-height="100%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9" style:parent-style-name="Normal" style:family="paragraph">
      <style:paragraph-properties style:text-autospace="none" fo:margin-bottom="0in" fo:line-height="100%"/>
    </style:style>
    <style:style style:name="T1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8" style:parent-style-name="Normal" style:family="paragraph">
      <style:paragraph-properties style:text-autospace="none" fo:margin-bottom="0in" fo:line-height="100%"/>
    </style:style>
    <style:style style:name="T1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2" style:parent-style-name="Normal" style:family="paragraph">
      <style:paragraph-properties style:text-autospace="none" fo:margin-bottom="0in" fo:line-height="100%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6" style:parent-style-name="Normal" style:family="paragraph">
      <style:paragraph-properties style:text-autospace="none" fo:margin-bottom="0in" fo:line-height="100%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83" style:parent-style-name="Normal" style:family="paragraph">
      <style:paragraph-properties style:text-autospace="none" fo:margin-bottom="0in" fo:line-height="100%"/>
    </style:style>
    <style:style style:name="T1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1" style:parent-style-name="Normal" style:family="paragraph">
      <style:paragraph-properties style:text-autospace="none" fo:margin-bottom="0in" fo:line-height="100%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6" style:parent-style-name="Normal" style:family="paragraph">
      <style:paragraph-properties style:text-autospace="none" fo:margin-bottom="0in" fo:line-height="100%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3" style:parent-style-name="Normal" style:family="paragraph">
      <style:paragraph-properties style:text-autospace="none" fo:margin-bottom="0in" fo:line-height="100%"/>
    </style:style>
    <style:style style:name="T2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9" style:parent-style-name="Normal" style:family="paragraph">
      <style:paragraph-properties style:text-autospace="none" fo:margin-bottom="0in" fo:line-height="100%"/>
    </style:style>
    <style:style style:name="T2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9" style:parent-style-name="Normal" style:family="paragraph">
      <style:paragraph-properties style:text-autospace="none" fo:margin-bottom="0in" fo:line-height="100%"/>
    </style:style>
    <style:style style:name="T2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5" style:parent-style-name="Normal" style:family="paragraph">
      <style:paragraph-properties style:text-autospace="none" fo:margin-bottom="0in" fo:line-height="100%"/>
    </style:style>
    <style:style style:name="T2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4" style:parent-style-name="Normal" style:family="paragraph">
      <style:paragraph-properties style:text-autospace="none" fo:margin-bottom="0in" fo:line-height="100%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2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2" style:parent-style-name="Normal" style:family="paragraph">
      <style:paragraph-properties style:text-autospace="none" fo:margin-bottom="0in" fo:line-height="100%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48" style:parent-style-name="Normal" style:family="paragraph">
      <style:paragraph-properties style:text-autospace="none" fo:margin-bottom="0in" fo:line-height="100%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57" style:parent-style-name="Normal" style:family="paragraph">
      <style:paragraph-properties style:text-autospace="none" fo:margin-bottom="0in" fo:line-height="100%"/>
    </style:style>
    <style:style style:name="T2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63" style:parent-style-name="Normal" style:family="paragraph">
      <style:paragraph-properties style:text-autospace="none" fo:margin-bottom="0in" fo:line-height="100%"/>
    </style:style>
    <style:style style:name="T2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72" style:parent-style-name="Normal" style:family="paragraph">
      <style:paragraph-properties style:text-autospace="none" fo:margin-bottom="0in" fo:line-height="100%"/>
    </style:style>
    <style:style style:name="T2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8" style:parent-style-name="Normal" style:family="paragraph">
      <style:paragraph-properties style:text-autospace="none" fo:margin-bottom="0in" fo:line-height="100%"/>
    </style:style>
    <style:style style:name="T2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4" style:parent-style-name="Normal" style:family="paragraph">
      <style:paragraph-properties style:text-autospace="none" fo:margin-bottom="0in" fo:line-height="100%"/>
    </style:style>
    <style:style style:name="T2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89" style:parent-style-name="Normal" style:family="paragraph">
      <style:paragraph-properties style:text-autospace="none" fo:margin-bottom="0in" fo:line-height="100%"/>
    </style:style>
    <style:style style:name="T2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99" style:parent-style-name="Normal" style:family="paragraph">
      <style:paragraph-properties style:text-autospace="none" fo:margin-bottom="0in" fo:line-height="100%"/>
    </style:style>
    <style:style style:name="T3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7" style:parent-style-name="Normal" style:family="paragraph">
      <style:paragraph-properties style:text-autospace="none" fo:margin-bottom="0in" fo:line-height="100%"/>
    </style:style>
    <style:style style:name="T3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16" style:parent-style-name="Normal" style:family="paragraph">
      <style:paragraph-properties style:text-autospace="none" fo:margin-bottom="0in" fo:line-height="100%"/>
    </style:style>
    <style:style style:name="T3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2" style:parent-style-name="Normal" style:family="paragraph">
      <style:paragraph-properties style:text-autospace="none" fo:margin-bottom="0in" fo:line-height="100%"/>
    </style:style>
    <style:style style:name="T3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8" style:parent-style-name="Normal" style:family="paragraph">
      <style:paragraph-properties style:text-autospace="none" fo:margin-bottom="0in" fo:line-height="100%"/>
    </style:style>
    <style:style style:name="T3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35" style:parent-style-name="Normal" style:family="paragraph">
      <style:paragraph-properties style:text-autospace="none" fo:margin-bottom="0in" fo:line-height="100%"/>
    </style:style>
    <style:style style:name="T3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40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/>
    </style:style>
    <style:style style:name="T3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42" style:parent-style-name="Normal" style:family="paragraph">
      <style:paragraph-properties fo:break-before="page"/>
      <style:text-properties fo:hyphenate="true"/>
    </style:style>
    <style:style style:name="P3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344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5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6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7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8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9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0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1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2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3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4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9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1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2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3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4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7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8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4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9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9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4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6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8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0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7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</office:automatic-styles>
  <office:body>
    <office:text text:use-soft-page-breaks="true">
      <text:p text:style-name="P1">Structural Patterns</text:p>
      <text:p text:style-name="P3">Structural patterns are concerned with how classes and objects are composed to form larger structures.</text:p>
      <text:p text:style-name="P4"/>
      <text:p text:style-name="P5"/>
      <text:p text:style-name="P6">Decorator Pattern</text:p>
      <text:p text:style-name="P7"><text:span text:style-name="T8">Decorator pattern attaches additional behavior</text:span><text:span text:style-name="T9"><text:s/>without inheritance.</text:span><text:span text:style-name="T10"><text:line-break/></text:span></text:p>
      <text:p text:style-name="P11"><text:span text:style-name="T12">namespace</text:span><text:span text:style-name="T13"><text:s/>DecoratorPattern</text:span></text:p>
      <text:p text:style-name="P14"><text:span text:style-name="T15">{</text:span></text:p>
      <text:p text:style-name="P16"/>
      <text:p text:style-name="P17"><text:span text:style-name="T18"><text:s text:c="4"/></text:span><text:span text:style-name="T19">interface</text:span><text:span text:style-name="T20"><text:s/></text:span><text:span text:style-name="T21">IEmail</text:span></text:p>
      <text:p text:style-name="P22"><text:s text:c="4"/>{</text:p>
      <text:p text:style-name="P23"><text:span text:style-name="T24"><text:s text:c="8"/></text:span><text:span text:style-name="T25">string</text:span><text:span text:style-name="T26"><text:s/>Write(</text:span><text:span text:style-name="T27">string</text:span><text:span text:style-name="T28"><text:s/>message);</text:span></text:p>
      <text:p text:style-name="Normal"><text:span text:style-name="T29"><text:s text:c="4"/>}</text:span></text:p>
      <text:p text:style-name="P30"><text:span text:style-name="T31"><text:s text:c="4"/></text:span><text:span text:style-name="T32">class</text:span><text:span text:style-name="T33"><text:s/></text:span><text:span text:style-name="T34">Email</text:span><text:span text:style-name="T35"><text:s/>:<text:s/></text:span><text:span text:style-name="T36">IEmail</text:span></text:p>
      <text:p text:style-name="P37"><text:s text:c="4"/>{</text:p>
      <text:p text:style-name="P38"><text:span text:style-name="T39"><text:s text:c="8"/></text:span><text:span text:style-name="T40">public</text:span><text:span text:style-name="T41"><text:s/></text:span><text:span text:style-name="T42">string</text:span><text:span text:style-name="T43"><text:s/>Write(</text:span><text:span text:style-name="T44">string</text:span><text:span text:style-name="T45"><text:s/>message)</text:span></text:p>
      <text:p text:style-name="P46"><text:s text:c="8"/>{</text:p>
      <text:p text:style-name="P47"><text:span text:style-name="T48"><text:s text:c="12"/></text:span><text:span text:style-name="T49">return</text:span><text:span text:style-name="T50"><text:s/>message;</text:span></text:p>
      <text:p text:style-name="P51"><text:s text:c="8"/>}</text:p>
      <text:p text:style-name="Normal"><text:span text:style-name="T52"><text:s text:c="4"/>}</text:span></text:p>
      <text:p text:style-name="P53"><text:span text:style-name="T54"><text:s text:c="4"/></text:span><text:span text:style-name="T55">class</text:span><text:span text:style-name="T56"><text:s/></text:span><text:span text:style-name="T57">EmailWithAddressing</text:span><text:span text:style-name="T58"><text:s/>:<text:s/></text:span><text:span text:style-name="T59">IEmail</text:span></text:p>
      <text:p text:style-name="P60"><text:s text:c="4"/>{</text:p>
      <text:p text:style-name="P61"><text:span text:style-name="T62"><text:s text:c="8"/></text:span><text:span text:style-name="T63">IEmail</text:span><text:span text:style-name="T64"><text:s/>email;</text:span></text:p>
      <text:p text:style-name="P65"><text:span text:style-name="T66"><text:s text:c="8"/></text:span><text:span text:style-name="T67">string</text:span><text:span text:style-name="T68"><text:s/>recipient;</text:span></text:p>
      <text:p text:style-name="P69"/>
      <text:p text:style-name="P70"><text:span text:style-name="T71"><text:s text:c="8"/></text:span><text:span text:style-name="T72">public</text:span><text:span text:style-name="T73"><text:s/>EmailWithAddressing(</text:span><text:span text:style-name="T74">IEmail</text:span><text:span text:style-name="T75"><text:s/>email,<text:s/></text:span><text:span text:style-name="T76">string</text:span><text:span text:style-name="T77"><text:s/>recipient =<text:s/></text:span><text:span text:style-name="T78">null</text:span><text:span text:style-name="T79">)</text:span></text:p>
      <text:p text:style-name="P80"><text:s text:c="8"/>{</text:p>
      <text:p text:style-name="P81"><text:span text:style-name="T82"><text:s text:c="12"/></text:span><text:span text:style-name="T83">this</text:span><text:span text:style-name="T84">.email = email;</text:span></text:p>
      <text:p text:style-name="P85"><text:span text:style-name="T86"><text:s text:c="12"/></text:span><text:span text:style-name="T87">this</text:span><text:span text:style-name="T88">.recipient = recipient;</text:span></text:p>
      <text:p text:style-name="P89"><text:s text:c="8"/>}</text:p>
      <text:p text:style-name="P90"/>
      <text:p text:style-name="P91"><text:span text:style-name="T92"><text:s text:c="8"/></text:span><text:span text:style-name="T93">public</text:span><text:span text:style-name="T94"><text:s/></text:span><text:span text:style-name="T95">string</text:span><text:span text:style-name="T96"><text:s/>Write(</text:span><text:span text:style-name="T97">string</text:span><text:span text:style-name="T98"><text:s/>message)</text:span></text:p>
      <text:p text:style-name="P99"><text:s text:c="8"/>{</text:p>
      <text:p text:style-name="P100"><text:span text:style-name="T101"><text:s text:c="12"/></text:span><text:span text:style-name="T102">string</text:span><text:span text:style-name="T103"><text:s/>resultMessage = email.Write(message);</text:span></text:p>
      <text:p text:style-name="P104"><text:span text:style-name="T105"><text:s text:c="12"/></text:span><text:span text:style-name="T106">if</text:span><text:span text:style-name="T107"><text:s/>(</text:span><text:span text:style-name="T108">String</text:span><text:span text:style-name="T109">.IsNullOrEmpty(recipient))</text:span></text:p>
      <text:p text:style-name="P110"><text:s text:c="12"/>{</text:p>
      <text:p text:style-name="P111"><text:span text:style-name="T112"><text:s text:c="16"/>resultMessage =<text:s/></text:span><text:span text:style-name="T113">"Dear Sir or Madam,\n"</text:span><text:span text:style-name="T114"><text:s/>+ resultMessage;</text:span></text:p>
      <text:p text:style-name="P115"><text:span text:style-name="T116"><text:s text:c="12"/>}<text:s/></text:span><text:span text:style-name="T117">else</text:span></text:p>
      <text:p text:style-name="P118"><text:s text:c="12"/>{</text:p>
      <text:p text:style-name="P119"><text:span text:style-name="T120"><text:s text:c="16"/>resultMessage =<text:s/></text:span><text:span text:style-name="T121">String</text:span><text:span text:style-name="T122">.Format(</text:span><text:span text:style-name="T123">"Dear {0},\n"</text:span><text:span text:style-name="T124">, recipient) + resultMessage;</text:span></text:p>
      <text:p text:style-name="P125"><text:s text:c="12"/>}</text:p>
      <text:p text:style-name="P126"><text:span text:style-name="T127"><text:s text:c="12"/></text:span><text:span text:style-name="T128">return</text:span><text:span text:style-name="T129"><text:s/>resultMessage;</text:span></text:p>
      <text:p text:style-name="P130"><text:s text:c="8"/>}</text:p>
      <text:p text:style-name="Normal"><text:span text:style-name="T131"><text:s text:c="4"/>}</text:span></text:p>
      <text:p text:style-name="P132"><text:span text:style-name="T133"><text:s text:c="4"/></text:span><text:span text:style-name="T134">class</text:span><text:span text:style-name="T135"><text:s/></text:span><text:span text:style-name="T136">EmailWithSigning</text:span><text:span text:style-name="T137"><text:s/>:<text:s/></text:span><text:span text:style-name="T138">IEmail</text:span></text:p>
      <text:p text:style-name="P139"><text:s text:c="4"/>{</text:p>
      <text:p text:style-name="P140"><text:span text:style-name="T141"><text:s text:c="8"/></text:span><text:span text:style-name="T142">IEmail</text:span><text:span text:style-name="T143"><text:s/>email;</text:span></text:p>
      <text:p text:style-name="P144"/>
      <text:p text:style-name="P145"><text:span text:style-name="T146"><text:s text:c="4"/></text:span><text:span text:style-name="T147"><text:s text:c="4"/></text:span><text:span text:style-name="T148">public</text:span><text:span text:style-name="T149"><text:s/>EmailWithSigning(</text:span><text:span text:style-name="T150">IEmail</text:span><text:span text:style-name="T151"><text:s/>email)</text:span></text:p>
      <text:p text:style-name="P152"><text:s text:c="8"/>{</text:p>
      <text:p text:style-name="P153"><text:span text:style-name="T154"><text:s text:c="12"/></text:span><text:span text:style-name="T155">this</text:span><text:span text:style-name="T156">.email = email;</text:span></text:p>
      <text:p text:style-name="P157"><text:s text:c="8"/>}</text:p>
      <text:p text:style-name="P158"/>
      <text:p text:style-name="P159"><text:span text:style-name="T160"><text:s text:c="8"/></text:span><text:span text:style-name="T161">public</text:span><text:span text:style-name="T162"><text:s/></text:span><text:span text:style-name="T163">string</text:span><text:span text:style-name="T164"><text:s/>Write(</text:span><text:span text:style-name="T165">string</text:span><text:span text:style-name="T166"><text:s/>message)</text:span></text:p>
      <text:p text:style-name="P167"><text:s text:c="8"/>{</text:p>
      <text:p text:style-name="P168"><text:span text:style-name="T169"><text:s text:c="12"/></text:span><text:span text:style-name="T170">string</text:span><text:span text:style-name="T171"><text:s/>resultMessage = email.Write(message);</text:span></text:p>
      <text:p text:style-name="P172"><text:span text:style-name="T173"><text:s text:c="12"/>resultMessage +=<text:s/></text:span><text:span text:style-name="T174">"\nYours sincerely"</text:span><text:span text:style-name="T175">;</text:span></text:p>
      <text:soft-page-break/>
      <text:p text:style-name="P176"><text:span text:style-name="T177"><text:s text:c="12"/></text:span><text:span text:style-name="T178">return</text:span><text:span text:style-name="T179"><text:s/>resultMessage;</text:span></text:p>
      <text:p text:style-name="P180"><text:s text:c="8"/>}</text:p>
      <text:p text:style-name="Normal"><text:span text:style-name="T181"><text:s text:c="4"/>}</text:span></text:p>
      <text:p text:style-name="P182"/>
      <text:p text:style-name="P183"><text:span text:style-name="T184"><text:s text:c="4"/></text:span><text:span text:style-name="T185">class</text:span><text:span text:style-name="T186"><text:s/></text:span><text:span text:style-name="T187">EmailWithAttachment</text:span><text:span text:style-name="T188"><text:s/>:<text:s/></text:span><text:span text:style-name="T189">IEmail</text:span></text:p>
      <text:p text:style-name="P190"><text:s text:c="4"/>{</text:p>
      <text:p text:style-name="P191"><text:span text:style-name="T192"><text:s text:c="8"/></text:span><text:span text:style-name="T193">IEmail</text:span><text:span text:style-name="T194"><text:s/>email;</text:span></text:p>
      <text:p text:style-name="P195"/>
      <text:p text:style-name="P196"><text:span text:style-name="T197"><text:s text:c="8"/></text:span><text:span text:style-name="T198">public</text:span><text:span text:style-name="T199"><text:s/>EmailWithAttachment(</text:span><text:span text:style-name="T200">IEmail</text:span><text:span text:style-name="T201"><text:s/>email)</text:span></text:p>
      <text:p text:style-name="P202"><text:s text:c="8"/>{</text:p>
      <text:p text:style-name="P203"><text:span text:style-name="T204"><text:s text:c="12"/></text:span><text:span text:style-name="T205">this</text:span><text:span text:style-name="T206">.email = email;</text:span></text:p>
      <text:p text:style-name="P207"><text:s text:c="8"/>}</text:p>
      <text:p text:style-name="P208"/>
      <text:p text:style-name="P209"><text:span text:style-name="T210"><text:s text:c="8"/></text:span><text:span text:style-name="T211">public</text:span><text:span text:style-name="T212"><text:s/></text:span><text:span text:style-name="T213">string</text:span><text:span text:style-name="T214"><text:s/>Write(</text:span><text:span text:style-name="T215">string</text:span><text:span text:style-name="T216"><text:s/></text:span><text:span text:style-name="T217">message)</text:span></text:p>
      <text:p text:style-name="P218"><text:s text:c="8"/>{</text:p>
      <text:p text:style-name="P219"><text:span text:style-name="T220"><text:s text:c="12"/></text:span><text:span text:style-name="T221">return</text:span><text:span text:style-name="T222"><text:s/>email.Write(message);</text:span></text:p>
      <text:p text:style-name="P223"><text:s text:c="8"/>}</text:p>
      <text:p text:style-name="P224"/>
      <text:p text:style-name="P225"><text:span text:style-name="T226"><text:s text:c="8"/></text:span><text:span text:style-name="T227">public</text:span><text:span text:style-name="T228"><text:s/></text:span><text:span text:style-name="T229">string</text:span><text:span text:style-name="T230"><text:s/>AddAttachment(</text:span><text:span text:style-name="T231">string</text:span><text:span text:style-name="T232"><text:s/>attachment)</text:span></text:p>
      <text:p text:style-name="P233"><text:s text:c="8"/>{</text:p>
      <text:p text:style-name="P234"><text:span text:style-name="T235"><text:s text:c="12"/></text:span><text:span text:style-name="T236">return</text:span><text:span text:style-name="T237"><text:s/></text:span><text:span text:style-name="T238">"Added attachment: "</text:span><text:span text:style-name="T239"><text:s/>+ attachment;</text:span></text:p>
      <text:p text:style-name="P240"><text:s text:c="8"/>}</text:p>
      <text:p text:style-name="Normal"><text:span text:style-name="T241"><text:s text:c="4"/>}</text:span></text:p>
      <text:p text:style-name="P242"><text:span text:style-name="T243"><text:s text:c="4"/></text:span><text:span text:style-name="T244">class</text:span><text:span text:style-name="T245"><text:s/></text:span><text:span text:style-name="T246">Program</text:span></text:p>
      <text:p text:style-name="P247"><text:s text:c="4"/>{</text:p>
      <text:p text:style-name="P248"><text:span text:style-name="T249"><text:s text:c="8"/></text:span><text:span text:style-name="T250">static</text:span><text:span text:style-name="T251"><text:s/></text:span><text:span text:style-name="T252">void</text:span><text:span text:style-name="T253"><text:s/>Main(</text:span><text:span text:style-name="T254">string</text:span><text:span text:style-name="T255">[] args)</text:span></text:p>
      <text:p text:style-name="P256"><text:s text:c="8"/>{</text:p>
      <text:p text:style-name="P257"><text:span text:style-name="T258"><text:s text:c="12"/></text:span><text:span text:style-name="T259">Console</text:span><text:span text:style-name="T260">.WriteLine(</text:span><text:span text:style-name="T261">"Decorator Pattern\n"</text:span><text:span text:style-name="T262">);</text:span></text:p>
      <text:p text:style-name="P263"><text:span text:style-name="T264"><text:s text:c="12"/></text:span><text:span text:style-name="T265">IEmail</text:span><text:span text:style-name="T266"><text:s/>email =<text:s/></text:span><text:span text:style-name="T267">new</text:span><text:span text:style-name="T268"><text:s/></text:span><text:span text:style-name="T269">Email</text:span><text:span text:style-name="T270">();</text:span></text:p>
      <text:p text:style-name="P271"/>
      <text:p text:style-name="P272"><text:span text:style-name="T273"><text:s text:c="12"/></text:span><text:span text:style-name="T274">Console</text:span><text:span text:style-name="T275">.WriteLine(</text:span><text:span text:style-name="T276">"Basic Component:"</text:span><text:span text:style-name="T277">);</text:span></text:p>
      <text:p text:style-name="P278"><text:span text:style-name="T279"><text:s text:c="12"/></text:span><text:span text:style-name="T280">Console</text:span><text:span text:style-name="T281">.WriteLine(email.Write(</text:span><text:span text:style-name="T282">"How are you?"</text:span><text:span text:style-name="T283">));</text:span></text:p>
      <text:p text:style-name="P284"><text:span text:style-name="T285"><text:s text:c="12"/></text:span><text:span text:style-name="T286">Console</text:span><text:span text:style-name="T287">.WriteLine();</text:span></text:p>
      <text:p text:style-name="P288"/>
      <text:p text:style-name="P289"><text:span text:style-name="T290"><text:s text:c="12"/></text:span><text:span text:style-name="T291">EmailWithAddressing</text:span><text:span text:style-name="T292"><text:s/>addressedEmail =<text:s/></text:span><text:span text:style-name="T293">new</text:span><text:span text:style-name="T294"><text:s/></text:span><text:span text:style-name="T295">EmailWithAddressing</text:span><text:span text:style-name="T296">(email,<text:s/></text:span><text:span text:style-name="T297">"Bob"</text:span><text:span text:style-name="T298">);</text:span></text:p>
      <text:p text:style-name="P299"><text:span text:style-name="T300"><text:s text:c="12"/></text:span><text:span text:style-name="T301">EmailWithSigning</text:span><text:span text:style-name="T302"><text:s/>signedEmail =<text:s/></text:span><text:span text:style-name="T303">new</text:span><text:span text:style-name="T304"><text:s/></text:span><text:span text:style-name="T305">EmailWithSigning</text:span><text:span text:style-name="T306">(addressedEmail);</text:span></text:p>
      <text:p text:style-name="P307"><text:span text:style-name="T308"><text:s text:c="12"/></text:span><text:span text:style-name="T309">EmailWithAttachment</text:span><text:span text:style-name="T310"><text:s/>emailWithAttachment =<text:s/></text:span><text:span text:style-name="T311">new</text:span><text:span text:style-name="T312"><text:s/></text:span><text:span text:style-name="T313">EmailWithAttac</text:span><text:span text:style-name="T314">hment</text:span><text:span text:style-name="T315">(signedEmail);</text:span></text:p>
      <text:p text:style-name="P316"><text:span text:style-name="T317"><text:s text:c="12"/></text:span><text:span text:style-name="T318">Console</text:span><text:span text:style-name="T319">.WriteLine(</text:span><text:span text:style-name="T320">"Decorated Component:"</text:span><text:span text:style-name="T321">);</text:span></text:p>
      <text:p text:style-name="P322"><text:span text:style-name="T323"><text:s text:c="12"/></text:span><text:span text:style-name="T324">Console</text:span><text:span text:style-name="T325">.WriteLine(emailWithAttachment.Write(</text:span><text:span text:style-name="T326">"How are you?"</text:span><text:span text:style-name="T327">));</text:span></text:p>
      <text:p text:style-name="P328"><text:span text:style-name="T329"><text:s text:c="12"/></text:span><text:span text:style-name="T330">Console</text:span><text:span text:style-name="T331">.WriteLine(emailWithAttachment.AddAttachment(</text:span><text:span text:style-name="T332">"Image"</text:span><text:span text:style-name="T333">));</text:span></text:p>
      <text:p text:style-name="P334"/>
      <text:p text:style-name="P335"><text:span text:style-name="T336"><text:s text:c="12"/></text:span><text:span text:style-name="T337">Console</text:span><text:span text:style-name="T338">.ReadLine();</text:span></text:p>
      <text:p text:style-name="P339"><text:s text:c="8"/>}</text:p>
      <text:p text:style-name="P340"><text:s text:c="4"/>}</text:p>
      <text:p text:style-name="Normal"><text:span text:style-name="T341">}</text:span></text:p>
      <text:p text:style-name="P342"/>
      <text:soft-page-break/>
      <text:p text:style-name="P343">Proxy Pattern</text:p>
      <text:p text:style-name="P344">Proxy pattern<text:s/>controls the creation of and access to others objects.</text:p>
      <text:p text:style-name="P345">There are several kinds of proxies:</text:p>
      <text:p text:style-name="P346"><text:s/>- Virtual proxies</text:p>
      <text:p text:style-name="P347"><text:s text:c="3"/>Hands creation of an object over to another object.</text:p>
      <text:p text:style-name="P348"><text:s/>- Authentication proxies</text:p>
      <text:p text:style-name="P349"><text:s text:c="3"/>Checks the access permissions for a request.</text:p>
      <text:p text:style-name="P350"><text:s/>- Remote proxies</text:p>
      <text:p text:style-name="P351"><text:s text:c="3"/>Sends requests across the network.</text:p>
      <text:p text:style-name="P352"><text:s/>- Smart proxies</text:p>
      <text:p text:style-name="P353"><text:s text:c="3"/>Changes requests before sending them on.</text:p>
      <text:p text:style-name="P354"/>
      <text:p text:style-name="P355"><text:span text:style-name="T356">namespace</text:span><text:span text:style-name="T357"><text:s/>ProxyPattern</text:span></text:p>
      <text:p text:style-name="P358">{</text:p>
      <text:p text:style-name="P359"><text:span text:style-name="T360"><text:s text:c="4"/></text:span><text:span text:style-name="T361">class</text:span><text:span text:style-name="T362"><text:s/></text:span><text:span text:style-name="T363">HelpDeskSystem</text:span></text:p>
      <text:p text:style-name="P364"><text:s text:c="4"/>{</text:p>
      <text:p text:style-name="P365"/>
      <text:p text:style-name="P366"><text:span text:style-name="T367"><text:s text:c="8"/></text:span><text:span text:style-name="T368">private</text:span><text:span text:style-name="T369"><text:s/></text:span><text:span text:style-name="T370">class</text:span><text:span text:style-name="T371"><text:s/></text:span><text:span text:style-name="T372">HelpDesk</text:span></text:p>
      <text:p text:style-name="P373"><text:s text:c="8"/>{</text:p>
      <text:p text:style-name="P374"><text:span text:style-name="T375"><text:s text:c="12"/></text:span><text:span text:style-name="T376">static</text:span><text:span text:style-name="T377"><text:s/></text:span><text:span text:style-name="T378">SortedList</text:span><text:span text:style-name="T379">&lt;</text:span><text:span text:style-name="T380">string</text:span><text:span text:style-name="T381">,<text:s/></text:span><text:span text:style-name="T382">HelpDesk</text:span><text:span text:style-name="T383">&gt; users =<text:s/></text:span><text:span text:style-name="T384">new</text:span><text:span text:style-name="T385"><text:s/></text:span><text:span text:style-name="T386">SortedList</text:span><text:span text:style-name="T387">&lt;</text:span><text:span text:style-name="T388">string</text:span><text:span text:style-name="T389">,<text:s/></text:span><text:span text:style-name="T390">HelpDesk</text:span><text:span text:style-name="T391">&gt;();</text:span></text:p>
      <text:p text:style-name="P392"><text:span text:style-name="T393"><text:s text:c="12"/></text:span><text:span text:style-name="T394">string</text:span><text:span text:style-name="T395"><text:s/>user;</text:span></text:p>
      <text:p text:style-name="P396"/>
      <text:p text:style-name="P397"><text:span text:style-name="T398"><text:s text:c="12"/></text:span><text:span text:style-name="T399">public</text:span><text:span text:style-name="T400"><text:s/></text:span><text:span text:style-name="T401">static</text:span><text:span text:style-name="T402"><text:s/></text:span><text:span text:style-name="T403">bool</text:span><text:span text:style-name="T404"><text:s/>IsUnique(</text:span><text:span text:style-name="T405">string</text:span><text:span text:style-name="T406"><text:s/>userName)</text:span></text:p>
      <text:p text:style-name="P407"><text:s text:c="12"/>{</text:p>
      <text:p text:style-name="P408"><text:span text:style-name="T409"><text:s text:c="16"/></text:span><text:span text:style-name="T410">return</text:span><text:span text:style-name="T411"><text:s/>!users.ContainsKey(userName);</text:span></text:p>
      <text:p text:style-name="P412"><text:s text:c="12"/>}</text:p>
      <text:p text:style-name="P413"/>
      <text:p text:style-name="P414"><text:span text:style-name="T415"><text:s text:c="12"/></text:span><text:span text:style-name="T416">internal</text:span><text:span text:style-name="T417"><text:s/>HelpDesk(</text:span><text:span text:style-name="T418">string</text:span><text:span text:style-name="T419"><text:s/>userName)</text:span></text:p>
      <text:p text:style-name="P420"><text:s text:c="12"/>{</text:p>
      <text:p text:style-name="P421"><text:s text:c="16"/>user = userName;</text:p>
      <text:p text:style-name="P422"><text:span text:style-name="T423"><text:s text:c="16"/>users[userName] =<text:s/></text:span><text:span text:style-name="T424">this</text:span><text:span text:style-name="T425">;</text:span></text:p>
      <text:p text:style-name="P426"><text:s text:c="12"/>}</text:p>
      <text:p text:style-name="P427"/>
      <text:p text:style-name="P428"><text:span text:style-name="T429"><text:s text:c="12"/></text:span><text:span text:style-name="T430">internal</text:span><text:span text:style-name="T431"><text:s/></text:span><text:span text:style-name="T432">void</text:span><text:span text:style-name="T433"><text:s/>CreateTicket(</text:span><text:span text:style-name="T434">string</text:span><text:span text:style-name="T435"><text:s/>message)</text:span></text:p>
      <text:p text:style-name="P436"><text:s text:c="12"/>{</text:p>
      <text:p text:style-name="P437"><text:span text:style-name="T438"><text:s text:c="16"/></text:span><text:span text:style-name="T439">Console</text:span><text:span text:style-name="T440">.WriteLine(</text:span><text:span text:style-name="T441">String</text:span><text:span text:style-name="T442">.Format(</text:span><text:span text:style-name="T443">"{0} created new ticket: {1}"</text:span><text:span text:style-name="T444">, user, message));</text:span></text:p>
      <text:p text:style-name="P445"><text:s text:c="12"/>}</text:p>
      <text:p text:style-name="P446"/>
      <text:p text:style-name="P447"><text:s text:c="8"/>}</text:p>
      <text:p text:style-name="P448"/>
      <text:p text:style-name="P449"><text:span text:style-name="T450"><text:s text:c="8"/></text:span><text:span text:style-name="T451">public</text:span><text:span text:style-name="T452"><text:s/></text:span><text:span text:style-name="T453">class</text:span><text:span text:style-name="T454"><text:s/></text:span><text:span text:style-name="T455">HelpDeskProxy</text:span></text:p>
      <text:p text:style-name="P456"><text:s text:c="8"/>{</text:p>
      <text:p text:style-name="P457"><text:span text:style-name="T458"><text:s text:c="12"/></text:span><text:span text:style-name="T459">HelpDesk</text:span><text:span text:style-name="T460"><text:s/>myHelpDesk;</text:span></text:p>
      <text:p text:style-name="P461"><text:span text:style-name="T462"><text:s text:c="12"/></text:span><text:span text:style-name="T463">string</text:span><text:span text:style-name="T464"><text:s/>user;</text:span></text:p>
      <text:p text:style-name="P465"><text:span text:style-name="T466"><text:s text:c="12"/></text:span><text:span text:style-name="T467">string</text:span><text:span text:style-name="T468"><text:s/>password;</text:span></text:p>
      <text:p text:style-name="P469"><text:span text:style-name="T470"><text:s text:c="12"/></text:span><text:span text:style-name="T471">bool</text:span><text:span text:style-name="T472"><text:s/>loggedIn =<text:s/></text:span><text:span text:style-name="T473">false</text:span><text:span text:style-name="T474">;</text:span></text:p>
      <text:p text:style-name="P475"/>
      <text:p text:style-name="P476"><text:span text:style-name="T477"><text:s text:c="12"/></text:span><text:span text:style-name="T478">void</text:span><text:span text:style-name="T479"><text:s/>Register()</text:span></text:p>
      <text:p text:style-name="P480"><text:s text:c="12"/>{</text:p>
      <text:p text:style-name="P481"><text:span text:style-name="T482"><text:s text:c="16"/></text:span><text:span text:style-name="T483">Console</text:span><text:span text:style-name="T484">.WriteLine(</text:span><text:span text:style-name="T485">"\nLet's register your HelpDesk account"</text:span><text:span text:style-name="T486">);</text:span></text:p>
      <text:p text:style-name="P487"><text:span text:style-name="T488"><text:s text:c="16"/></text:span><text:span text:style-name="T489">do</text:span></text:p>
      <text:p text:style-name="P490"><text:s text:c="16"/>{</text:p>
      <text:p text:style-name="P491"><text:span text:style-name="T492"><text:s text:c="20"/></text:span><text:span text:style-name="T493">Console</text:span><text:span text:style-name="T494">.WriteLine(</text:span><text:span text:style-name="T495">"All HelpDesk accounts must be unique"</text:span><text:span text:style-name="T496">);</text:span></text:p>
      <text:p text:style-name="P497"><text:span text:style-name="T498"><text:s text:c="20"/></text:span><text:span text:style-name="T499">Console</text:span><text:span text:style-name="T500">.Write(</text:span><text:span text:style-name="T501">"Type in a user name: "</text:span><text:span text:style-name="T502">);</text:span></text:p>
      <text:p text:style-name="P503"><text:span text:style-name="T504"><text:s text:c="20"/>user =<text:s/></text:span><text:span text:style-name="T505">Console</text:span><text:span text:style-name="T506">.ReadLine();</text:span></text:p>
      <text:p text:style-name="P507"><text:span text:style-name="T508"><text:s text:c="16"/>}<text:s/></text:span><text:span text:style-name="T509">while</text:span><text:span text:style-name="T510"><text:s/>(!</text:span><text:span text:style-name="T511">HelpDesk</text:span><text:span text:style-name="T512">.IsUnique(user));</text:span></text:p>
      <text:p text:style-name="P513"><text:span text:style-name="T514"><text:s text:c="16"/></text:span><text:span text:style-name="T515">Console</text:span><text:span text:style-name="T516">.Write(</text:span><text:span text:style-name="T517">"Type in a password: "</text:span><text:span text:style-name="T518">);</text:span></text:p>
      <text:p text:style-name="P519"><text:span text:style-name="T520"><text:s text:c="16"/>password =<text:s/></text:span><text:span text:style-name="T521">Console</text:span><text:span text:style-name="T522">.ReadLine();</text:span></text:p>
      <text:p text:style-name="P523"><text:span text:style-name="T524"><text:s text:c="16"/></text:span><text:span text:style-name="T525">Console</text:span><text:span text:style-name="T526">.WriteLine(</text:span><text:span text:style-name="T527">"Thanks for registering with HelpDesk"</text:span><text:span text:style-name="T528">);</text:span></text:p>
      <text:p text:style-name="P529"><text:s text:c="12"/>}</text:p>
      <text:p text:style-name="P530"/>
      <text:p text:style-name="P531"><text:span text:style-name="T532"><text:s text:c="12"/></text:span><text:span text:style-name="T533">bool</text:span><text:span text:style-name="T534"><text:s/>Authenticate()</text:span></text:p>
      <text:p text:style-name="P535"><text:s text:c="12"/>{</text:p>
      <text:p text:style-name="P536"><text:span text:style-name="T537"><text:s text:c="16"/></text:span><text:span text:style-name="T538">Console</text:span><text:span text:style-name="T539">.Write(</text:span><text:span text:style-name="T540">String</text:span><text:span text:style-name="T541">.Format(</text:span><text:span text:style-name="T542">"Welcome {0}. Please type in your password: "</text:span><text:span text:style-name="T543">, user));</text:span></text:p>
      <text:p text:style-name="P544"><text:span text:style-name="T545"><text:s text:c="16"/></text:span><text:span text:style-name="T546">string</text:span><text:span text:style-name="T547"><text:s/>supplied =<text:s/></text:span><text:span text:style-name="T548">Console</text:span><text:span text:style-name="T549">.ReadLine();</text:span></text:p>
      <text:p text:style-name="P550"><text:span text:style-name="T551"><text:s text:c="16"/></text:span><text:span text:style-name="T552">if</text:span><text:span text:style-name="T553"><text:s/>(password == supplied)</text:span></text:p>
      <text:p text:style-name="P554"><text:s text:c="16"/>{</text:p>
      <text:p text:style-name="P555"><text:span text:style-name="T556"><text:s text:c="20"/>loggedIn =<text:s/></text:span><text:span text:style-name="T557">true</text:span><text:span text:style-name="T558">;</text:span></text:p>
      <text:p text:style-name="P559"><text:span text:style-name="T560"><text:s text:c="20"/></text:span><text:span text:style-name="T561">Console</text:span><text:span text:style-name="T562">.WriteLine(</text:span><text:span text:style-name="T563">"Logged into HelpDesk"</text:span><text:span text:style-name="T564">);</text:span></text:p>
      <text:p text:style-name="P565"><text:span text:style-name="T566"><text:s text:c="20"/></text:span><text:span text:style-name="T567">if</text:span><text:span text:style-name="T568"><text:s/>(myHelpDesk ==<text:s/></text:span><text:span text:style-name="T569">null</text:span><text:span text:style-name="T570">)</text:span></text:p>
      <text:p text:style-name="P571"><text:s text:c="20"/>{</text:p>
      <text:p text:style-name="P572"><text:span text:style-name="T573"><text:s text:c="24"/>myHelpDesk =<text:s/></text:span><text:span text:style-name="T574">new</text:span><text:span text:style-name="T575"><text:s/></text:span><text:span text:style-name="T576">HelpDesk</text:span><text:span text:style-name="T577">(user);</text:span></text:p>
      <text:p text:style-name="P578"><text:s text:c="20"/>}</text:p>
      <text:p text:style-name="P579"><text:span text:style-name="T580"><text:s text:c="20"/></text:span><text:span text:style-name="T581">return</text:span><text:span text:style-name="T582"><text:s/></text:span><text:span text:style-name="T583">true</text:span><text:span text:style-name="T584">;</text:span></text:p>
      <text:p text:style-name="P585"><text:s text:c="16"/>}</text:p>
      <text:p text:style-name="P586"><text:span text:style-name="T587"><text:s text:c="16"/></text:span><text:span text:style-name="T588">Console</text:span><text:span text:style-name="T589">.WriteLine(</text:span><text:span text:style-name="T590">"Incorrect password"</text:span><text:span text:style-name="T591">);</text:span></text:p>
      <text:p text:style-name="P592"><text:span text:style-name="T593"><text:s text:c="16"/></text:span><text:span text:style-name="T594">return</text:span><text:span text:style-name="T595"><text:s/></text:span><text:span text:style-name="T596">false</text:span><text:span text:style-name="T597">;</text:span></text:p>
      <text:p text:style-name="P598"><text:s text:c="12"/>}</text:p>
      <text:p text:style-name="P599"/>
      <text:p text:style-name="P600"><text:span text:style-name="T601"><text:s text:c="12"/></text:span><text:span text:style-name="T602">void</text:span><text:span text:style-name="T603"><text:s/>Check()</text:span></text:p>
      <text:p text:style-name="P604"><text:s text:c="12"/>{</text:p>
      <text:p text:style-name="P605"><text:span text:style-name="T606"><text:s text:c="16"/></text:span><text:span text:style-name="T607">if</text:span><text:span text:style-name="T608"><text:s/>(!loggedIn)</text:span></text:p>
      <text:p text:style-name="P609"><text:s text:c="16"/>{</text:p>
      <text:p text:style-name="P610"><text:span text:style-name="T611"><text:s text:c="20"/></text:span><text:span text:style-name="T612">if</text:span><text:span text:style-name="T613"><text:s/>(password ==<text:s/></text:span><text:span text:style-name="T614">null</text:span><text:span text:style-name="T615">)</text:span></text:p>
      <text:p text:style-name="P616"><text:s text:c="20"/>{</text:p>
      <text:p text:style-name="P617"><text:s text:c="24"/>Register();</text:p>
      <text:p text:style-name="P618"><text:s text:c="20"/>}</text:p>
      <text:p text:style-name="P619"><text:span text:style-name="T620"><text:s text:c="20"/></text:span><text:span text:style-name="T621">if</text:span><text:span text:style-name="T622"><text:s/>(myHelpDesk ==<text:s/></text:span><text:span text:style-name="T623">null</text:span><text:span text:style-name="T624">)</text:span></text:p>
      <text:p text:style-name="P625"><text:s text:c="20"/>{</text:p>
      <text:p text:style-name="P626"><text:s text:c="24"/>Authenticate();</text:p>
      <text:p text:style-name="P627"><text:s text:c="20"/>}</text:p>
      <text:p text:style-name="P628"><text:s text:c="16"/>}</text:p>
      <text:p text:style-name="P629"><text:s text:c="12"/>}</text:p>
      <text:p text:style-name="P630"/>
      <text:p text:style-name="P631"><text:span text:style-name="T632"><text:s text:c="12"/></text:span><text:span text:style-name="T633">public</text:span><text:span text:style-name="T634"><text:s/></text:span><text:span text:style-name="T635">void</text:span><text:span text:style-name="T636"><text:s/>CreateTicket(</text:span><text:span text:style-name="T637">string</text:span><text:span text:style-name="T638"><text:s/>message)</text:span></text:p>
      <text:p text:style-name="P639"><text:s text:c="12"/>{</text:p>
      <text:p text:style-name="P640"><text:s text:c="16"/>Check();</text:p>
      <text:p text:style-name="P641"><text:span text:style-name="T642"><text:s text:c="16"/></text:span><text:span text:style-name="T643">if</text:span><text:span text:style-name="T644"><text:s/>(loggedIn)</text:span></text:p>
      <text:p text:style-name="P645"><text:s text:c="16"/>{</text:p>
      <text:p text:style-name="P646"><text:s text:c="20"/>myHelpDesk.CreateTicket(message);</text:p>
      <text:p text:style-name="P647"><text:s text:c="16"/>}</text:p>
      <text:p text:style-name="P648"><text:s text:c="12"/>}</text:p>
      <text:p text:style-name="P649"><text:s text:c="8"/>}</text:p>
      <text:p text:style-name="P650"/>
      <text:p text:style-name="P651"><text:s text:c="4"/>}</text:p>
      <text:p text:style-name="P652"/>
      <text:p text:style-name="P653"><text:span text:style-name="T654"><text:s text:c="4"/></text:span><text:span text:style-name="T655">class</text:span><text:span text:style-name="T656"><text:s/></text:span><text:span text:style-name="T657">Program</text:span><text:span text:style-name="T658"><text:s/>:<text:s/></text:span><text:span text:style-name="T659">HelpDeskSystem</text:span></text:p>
      <text:p text:style-name="P660"><text:s text:c="4"/>{</text:p>
      <text:p text:style-name="P661"><text:span text:style-name="T662"><text:s text:c="8"/></text:span><text:span text:style-name="T663">static</text:span><text:span text:style-name="T664"><text:s/></text:span><text:span text:style-name="T665">void</text:span><text:span text:style-name="T666"><text:s/>Main(</text:span><text:span text:style-name="T667">string</text:span><text:span text:style-name="T668">[] args)</text:span></text:p>
      <text:p text:style-name="P669"><text:s text:c="8"/>{</text:p>
      <text:p text:style-name="P670"><text:span text:style-name="T671"><text:s text:c="12"/></text:span><text:span text:style-name="T672">Console</text:span><text:span text:style-name="T673">.WriteLine(</text:span><text:span text:style-name="T674">"Proxy Pattern"</text:span><text:span text:style-name="T675">);</text:span></text:p>
      <text:p text:style-name="P676"/>
      <text:p text:style-name="P677"><text:span text:style-name="T678"><text:s text:c="12"/></text:span><text:span text:style-name="T679">HelpDeskProxy</text:span><text:span text:style-name="T680"><text:s/>userA =<text:s/></text:span><text:span text:style-name="T681">new</text:span><text:span text:style-name="T682"><text:s/></text:span><text:span text:style-name="T683">HelpDeskProxy</text:span><text:span text:style-name="T684">();</text:span></text:p>
      <text:p text:style-name="P685"><text:span text:style-name="T686"><text:s text:c="12"/>userA.CreateTicket(</text:span><text:span text:style-name="T687">"My printer doesn't work..."</text:span><text:span text:style-name="T688">);</text:span></text:p>
      <text:p text:style-name="P689"/>
      <text:p text:style-name="P690"><text:span text:style-name="T691"><text:s text:c="12"/></text:span><text:span text:style-name="T692">HelpDeskProxy</text:span><text:span text:style-name="T693"><text:s/>userB =<text:s/></text:span><text:span text:style-name="T694">new</text:span><text:span text:style-name="T695"><text:s/></text:span><text:span text:style-name="T696">HelpDeskProxy</text:span><text:span text:style-name="T697">();</text:span></text:p>
      <text:p text:style-name="P698"><text:span text:style-name="T699"><text:s text:c="12"/>userB.CreateTicket(</text:span><text:span text:style-name="T700">"I can't access my email..."</text:span><text:span text:style-name="T701">);</text:span></text:p>
      <text:p text:style-name="P702"/>
      <text:p text:style-name="P703"><text:span text:style-name="T704"><text:s text:c="12"/></text:span><text:span text:style-name="T705">Console</text:span><text:span text:style-name="T706">.ReadLine();</text:span></text:p>
      <text:p text:style-name="P707"><text:s text:c="8"/>}</text:p>
      <text:p text:style-name="P708"><text:s text:c="4"/>}</text:p>
      <text:p text:style-name="P709"><text:span text:style-name="T71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b</meta:initial-creator>
    <dc:creator>rb</dc:creator>
    <meta:creation-date>2016-05-16T12:42:00Z</meta:creation-date>
    <dc:date>2016-05-17T11:12:00Z</dc:date>
    <meta:template xlink:href="Normal.dotm" xlink:type="simple"/>
    <meta:editing-cycles>8</meta:editing-cycles>
    <meta:editing-duration>PT1320S</meta:editing-duration>
    <meta:document-statistic meta:page-count="4" meta:paragraph-count="12" meta:word-count="938" meta:character-count="6274" meta:row-count="44" meta:non-whitespace-character-count="5348"/>
  </office:meta>
</office:document-meta>
</file>